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cm" fo:text-indent="0cm"/>
    </style:style>
    <style:style style:name="P4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line-break/>Semaine 8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PFE / MT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Simulation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Debuger UWB (valeurs à -inf)</text:p>
                <text:list>
                  <text:list-item>
                    <text:p>Problème : le model <text:span text:style-name="T1">ground plane</text:span> est considéré comme <text:span text:style-name="T1">obstacle_entity</text:span> et avait une <text:span text:style-name="T1">d_obst</text:span> (taille de l’obstacle) de <text:span text:style-name="T1">inf</text:span>.</text:p>
                  </text:list-item>
                  <text:list-item>
                    <text:p text:style-name="P3"><text:span text:style-name="T2">Solution : si </text:span><text:span text:style-name="T3">d_obst</text:span><text:span text:style-name="T2"> == inf alors </text:span><text:span text:style-name="T1">d_obst</text:span> = 1</text:p>
                  </text:list-item>
                </text:list>
              </text:list-item>
              <text:list-item>
                <text:p>Problème pas de signal lorsque robots l’un derrière l’autre</text:p>
                <text:list>
                  <text:list-item>
                    <text:p>Problème n’apparaît pl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 text:style-name="P1">Simulation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1">Framework ros_task_manager</text:p>
                <text:list>
                  <text:list-item>
                    <text:p text:style-name="P1">Tâches goTo</text:p>
                  </text:list-item>
                  <text:list-item>
                    <text:p text:style-name="P1">Tâches WaitForSync pour la synchronisation</text:p>
                  </text:list-item>
                </text:list>
              </text:list-item>
              <text:list-item>
                <text:p text:style-name="P1">Occupancy Grid</text:p>
                <text:list>
                  <text:list-item>
                    <text:p text:style-name="P1">3 états : unkown, empty, corroded</text:p>
                  </text:list-item>
                </text:list>
              </text:list-item>
              <text:list-item>
                <text:p text:style-name="P1">Traverser les cylindres</text:p>
                <text:list>
                  <text:list-item>
                    <text:p text:style-name="P1">OK</text:p>
                  </text:list-item>
                </text:list>
              </text:list-item>
              <text:list-item>
                <text:p text:style-name="P1">Mission ski</text:p>
                <text:list>
                  <text:list-item>
                    <text:p text:style-name="P1">En cour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tratégie</text:p>
          </draw:text-box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4T11:44:17.285610523</meta:creation-date>
    <meta:editing-duration>PT5H5M20S</meta:editing-duration>
    <meta:editing-cycles>18</meta:editing-cycles>
    <meta:generator>LibreOffice/6.4.7.2$Linux_X86_64 LibreOffice_project/40$Build-2</meta:generator>
    <dc:title>Classy Red</dc:title>
    <dc:date>2023-03-06T11:06:07.301696249</dc:date>
    <meta:document-statistic meta:object-count="53"/>
  </office:meta>
</office:document-meta>
</file>